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19.63mm"/>
    </style:style>
    <style:style style:name="co5" style:family="table-column">
      <style:table-column-properties fo:break-before="auto" style:column-width="2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 style:data-style-name="N104">
      <style:table-cell-properties fo:background-color="#b2b2b2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map style:condition="cell-content()=&quot;Sim&quot;" style:apply-style-name="Good" style:base-cell-address="Planilha1.H9"/>
      <style:map style:condition="cell-content()=&quot;Não&quot;" style:apply-style-name="Bad" style:base-cell-address="Planilha1.H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oupas&quot;;&quot;Eletrônicos&quot;;&quot;Livros&quot;;&quot;Cozinha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2" table:default-cell-style-name="ce6"/>
        <table:table-column table:style-name="co2" table:default-cell-style-name="Default"/>
        <table:table-column table:style-name="co5" table:default-cell-style-name="ce10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4"/>
          <table:table-cell/>
          <table:table-cell table:style-name="ce2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4" office:value-type="string" calcext:value-type="string">
            <text:p>Descrição de item</text:p>
          </table:table-cell>
          <table:table-cell table:style-name="ce4" office:value-type="string" calcext:value-type="string">
            <text:p>Categoria </text:p>
          </table:table-cell>
          <table:table-cell table:style-name="ce4" office:value-type="string" calcext:value-type="string">
            <text:p>Valor Unitári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Valor Total</text:p>
          </table:table-cell>
          <table:table-cell/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<text:s/>Valor</text:p>
          </table:table-cell>
          <table:table-cell/>
        </table:table-row>
        <table:table-row table:style-name="ro1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style-name="ce5" table:formula="of:=SUMIF([.B3:.B10];&quot;Roupas&quot;;[.D3:.D10])" office:value-type="float" office:value="5" calcext:value-type="float">
            <text:p>5</text:p>
          </table:table-cell>
          <table:table-cell table:style-name="ce6" table:formula="of:=SUMIF([.B3:.B10];&quot;Roupas&quot;;[.E3:.E10])" office:value-type="currency" office:currency="BRL" office:value="462.8" calcext:value-type="currency">
            <text:p>R$ 462,80</text:p>
          </table:table-cell>
          <table:table-cell/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style-name="ce5" table:formula="of:=SUMIF([.B3:.B10];&quot;Eletrônicos&quot;;[.D3:.D10])" office:value-type="float" office:value="4" calcext:value-type="float">
            <text:p>4</text:p>
          </table:table-cell>
          <table:table-cell table:style-name="ce6" table:formula="of:=SUMIF([.B3:.B10];&quot;Eletrônicos&quot;;[.E3:.E10])" office:value-type="currency" office:currency="BRL" office:value="279" calcext:value-type="currency">
            <text:p>R$ 279,00</text:p>
          </table:table-cell>
          <table:table-cell/>
        </table:table-row>
        <table:table-row table:style-name="ro1">
          <table:table-cell office:value-type="string" calcext:value-type="string">
            <text:p>A garota do lago-Charlie Donlea 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 </text:p>
          </table:table-cell>
          <table:table-cell table:style-name="ce5" table:formula="of:=SUMIF([.B3:.B10];&quot;Cozinha&quot;;[.D3:.D10])" office:value-type="float" office:value="1" calcext:value-type="float">
            <text:p>1</text:p>
          </table:table-cell>
          <table:table-cell table:style-name="ce6" table:formula="of:=SUMIF([.B3:.B10];&quot;Cozinha&quot;;[.E3:.E10])" office:value-type="currency" office:currency="BRL" office:value="73.9" calcext:value-type="currency">
            <text:p>R$ 73,90</text:p>
          </table:table-cell>
          <table:table-cell/>
        </table:table-row>
        <table:table-row table:style-name="ro1">
          <table:table-cell office:value-type="string" calcext:value-type="string">
            <text:p>O lado feio do amor-Coll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style-name="ce5" table:formula="of:=SUMIF([.B3:.B10];&quot;Livros&quot;;[.D3:.D10])" office:value-type="float" office:value="4" calcext:value-type="float">
            <text:p>4</text:p>
          </table:table-cell>
          <table:table-cell table:style-name="ce6" table:formula="of:=SUMIF([.B3:.B10];&quot;Livros&quot;;[.E3:.E10])" office:value-type="currency" office:currency="BRL" office:value="62" calcext:value-type="currency">
            <text:p>R$ 62,00</text:p>
          </table:table-cell>
          <table:table-cell/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11" office:value-type="string" calcext:value-type="string" table:number-columns-spanned="2" table:number-rows-spanned="1">
            <text:p>FORMAS DE PAGAMENTO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olsa Feminino- Modelo Rainbow Sunset 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office:value-type="string" calcext:value-type="string">
            <text:p>2X sem juros</text:p>
          </table:table-cell>
          <table:table-cell table:style-name="ce13" table:formula="of:=IF([.E11]&gt;300;&quot;Sim&quot;;&quot;não&quot;)" office:value-type="string" office:string-value="Sim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" calcext:value-type="currency">
            <text:p>R$ 149,0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" calcext:value-type="currency">
            <text:p>R$ 149,00</text:p>
          </table:table-cell>
          <table:table-cell/>
          <table:table-cell office:value-type="string" calcext:value-type="string">
            <text:p>3x sem juros</text:p>
          </table:table-cell>
          <table:table-cell table:style-name="ce13" table:formula="of:=IF([.E11]&gt;500;&quot;Sim&quot;;&quot;Não&quot;)" office:value-type="string" office:string-value="Sim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Total</text:p>
          </table:table-cell>
          <table:table-cell table:style-name="ce8" table:formula="of:=SUM([.D3:.D10])" office:value-type="float" office:value="14" calcext:value-type="float">
            <text:p>14</text:p>
          </table:table-cell>
          <table:table-cell table:style-name="ce9" table:formula="of:=SUM([.E3:.E10])" office:value-type="currency" office:currency="BRL" office:value="877.7" calcext:value-type="currency">
            <text:p>R$ 877,70</text:p>
          </table:table-cell>
          <table:table-cell/>
          <table:table-cell office:value-type="string" calcext:value-type="string">
            <text:p>5x sem juros </text:p>
          </table:table-cell>
          <table:table-cell table:style-name="ce13" table:formula="of:=IF([.E11]&gt;700;&quot;Sim&quot;;&quot;Não&quot;)" office:value-type="string" office:string-value="Sim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</text:p>
          </table:table-cell>
          <table:table-cell table:style-name="ce13" table:formula="of:=IF([.E11]&gt;1000;&quot;Sim&quot;;&quot;Não&quot;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 table:style-name="Default" table:number-columns-repeated="5"/>
          <table:table-cell/>
          <table:table-cell table:style-name="ce12"/>
          <table:table-cell/>
          <table:table-cell table:style-name="ce12"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ce12"/>
          <table:table-cell/>
          <table:table-cell table:style-name="ce12" table:number-columns-repeated="2"/>
        </table:table-row>
        <calcext:conditional-formats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07:30.2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4T21:55:27.074000000</meta:creation-date>
    <meta:generator>LibreOffice/6.3.3.2$Windows_X86_64 LibreOffice_project/a64200df03143b798afd1ec74a12ab50359878ed</meta:generator>
    <dc:date>2022-05-31T21:45:11.457000000</dc:date>
    <meta:editing-duration>PT9M9S</meta:editing-duration>
    <meta:editing-cycles>2</meta:editing-cycles>
    <meta:document-statistic meta:table-count="1" meta:cell-count="74" meta:object-count="0"/>
  </office:meta>
</office:document-meta>
</file>